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1.34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942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IPA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IPA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position="sub 58%" fo:font-family="IPA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IPAGothic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2.8cm" svg:y1="3.3cm" svg:x2="12.8cm" svg:y2="19.3cm">
          <text:p/>
        </draw:line>
        <draw:line draw:style-name="gr1" draw:text-style-name="P1" draw:layer="layout" svg:x1="1.2cm" svg:y1="11.551cm" svg:x2="25.2cm" svg:y2="11.55cm">
          <text:p/>
        </draw:line>
        <draw:frame draw:style-name="gr2" draw:text-style-name="P2" draw:layer="layout" svg:width="1.5cm" svg:height="1.673cm" svg:x="11.3cm" svg:y="11.4cm">
          <draw:text-box>
            <text:p><text:span text:style-name="T1">0</text:span></text:p>
          </draw:text-box>
        </draw:frame>
        <draw:frame draw:style-name="gr3" draw:text-style-name="P3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3" draw:text-style-name="P2" draw:layer="layout" svg:width="3cm" svg:height="2.092cm" svg:x="15.6cm" svg:y="12.008cm">
          <draw:text-box>
            <text:p><text:span text:style-name="T1">w</text:span><text:span text:style-name="T3">1</text:span></text:p>
          </draw:text-box>
        </draw:frame>
        <draw:frame draw:style-name="gr3" draw:text-style-name="P2" draw:layer="layout" svg:width="3cm" svg:height="2.092cm" svg:x="19cm" svg:y="9cm">
          <draw:text-box>
            <text:p><text:span text:style-name="T1">2w</text:span><text:span text:style-name="T3">1</text:span></text:p>
          </draw:text-box>
        </draw:frame>
        <draw:frame draw:style-name="gr3" draw:text-style-name="P2" draw:layer="layout" svg:width="3cm" svg:height="2.092cm" svg:x="23.3cm" svg:y="12.1cm">
          <draw:text-box>
            <text:p><text:span text:style-name="T1">3w</text:span><text:span text:style-name="T3">1</text:span></text:p>
          </draw:text-box>
        </draw:frame>
        <draw:frame draw:style-name="gr4" draw:text-style-name="P2" draw:layer="layout" svg:width="3cm" svg:height="2.5cm" svg:x="9cm" svg:y="9.5cm">
          <draw:text-box>
            <text:p><text:span text:style-name="T1">-w</text:span><text:span text:style-name="T3">1</text:span></text:p>
          </draw:text-box>
        </draw:frame>
        <draw:frame draw:style-name="gr3" draw:text-style-name="P2" draw:layer="layout" svg:width="4cm" svg:height="2.092cm" svg:x="5.4cm" svg:y="12.208cm">
          <draw:text-box>
            <text:p><text:span text:style-name="T1">-2w</text:span><text:span text:style-name="T3">1</text:span></text:p>
          </draw:text-box>
        </draw:frame>
        <draw:frame draw:style-name="gr3" draw:text-style-name="P2" draw:layer="layout" svg:width="4cm" svg:height="2.092cm" svg:x="2.2cm" svg:y="12.3cm">
          <draw:text-box>
            <text:p><text:span text:style-name="T1">-3w</text:span><text:span text:style-name="T3">1</text:span></text:p>
          </draw:text-box>
        </draw:frame>
        <draw:frame draw:style-name="gr5" draw:text-style-name="P2" draw:layer="layout" svg:width="7cm" svg:height="2cm" svg:x="10.4cm" svg:y="1.6cm">
          <draw:text-box>
            <text:p><text:span text:style-name="T4">∠</text:span><text:span text:style-name="T4">F(w)</text:span></text:p>
          </draw:text-box>
        </draw:frame>
        <draw:line draw:style-name="gr6" draw:text-style-name="P1" draw:layer="layout" svg:x1="3.8cm" svg:y1="11.1cm" svg:x2="3.8cm" svg:y2="12.1cm">
          <text:p/>
        </draw:line>
        <draw:line draw:style-name="gr6" draw:text-style-name="P1" draw:layer="layout" svg:x1="6.9cm" svg:y1="11cm" svg:x2="6.9cm" svg:y2="12cm">
          <text:p/>
        </draw:line>
        <draw:line draw:style-name="gr6" draw:text-style-name="P1" draw:layer="layout" svg:x1="10.1cm" svg:y1="11cm" svg:x2="10.1cm" svg:y2="12cm">
          <text:p/>
        </draw:line>
        <draw:line draw:style-name="gr6" draw:text-style-name="P1" draw:layer="layout" svg:x1="16.1cm" svg:y1="11cm" svg:x2="16.1cm" svg:y2="12cm">
          <text:p/>
        </draw:line>
        <draw:line draw:style-name="gr6" draw:text-style-name="P1" draw:layer="layout" svg:x1="20.4cm" svg:y1="11cm" svg:x2="20.4cm" svg:y2="12cm">
          <text:p/>
        </draw:line>
        <draw:line draw:style-name="gr6" draw:text-style-name="P1" draw:layer="layout" svg:x1="24.5cm" svg:y1="11cm" svg:x2="24.5cm" svg:y2="12cm">
          <text:p/>
        </draw:line>
        <draw:frame draw:style-name="gr7" draw:text-style-name="P4" draw:layer="layout" svg:width="6.8cm" svg:height="1.592cm" svg:x="1.2cm" svg:y="17cm">
          <draw:text-box>
            <text:p><text:span text:style-name="T5">∠</text:span><text:span text:style-name="T5">F(-3w</text:span><text:span text:style-name="T6">1</text:span><text:span text:style-name="T5">)=∠</text:span><text:span text:style-name="T7">C</text:span><text:span text:style-name="T8">[-3]</text:span></text:p>
          </draw:text-box>
        </draw:frame>
        <draw:custom-shape draw:style-name="gr8" draw:text-style-name="P1" draw:layer="layout" svg:width="0.5cm" svg:height="0.5cm" svg:x="3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6.5cm" svg:y="6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9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5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20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24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2.59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7.6cm" svg:height="1.592cm" svg:x="4.4cm" svg:y="5.208cm">
          <draw:text-box>
            <text:p><text:span text:style-name="T5">∠</text:span><text:span text:style-name="T5">F(-2w</text:span><text:span text:style-name="T6">1</text:span><text:span text:style-name="T5">)=∠</text:span><text:span text:style-name="T7">C</text:span><text:span text:style-name="T8">[-2]</text:span></text:p>
          </draw:text-box>
        </draw:frame>
        <draw:frame draw:style-name="gr7" draw:text-style-name="P4" draw:layer="layout" svg:width="7cm" svg:height="1.592cm" svg:x="6.4cm" svg:y="14.708cm">
          <draw:text-box>
            <text:p><text:span text:style-name="T5">∠</text:span><text:span text:style-name="T5">F(-w</text:span><text:span text:style-name="T6">1</text:span><text:span text:style-name="T5">)=∠</text:span><text:span text:style-name="T7">C</text:span><text:span text:style-name="T8">[-1]</text:span></text:p>
          </draw:text-box>
        </draw:frame>
        <draw:frame draw:style-name="gr7" draw:text-style-name="P4" draw:layer="layout" svg:width="5.8cm" svg:height="1.592cm" svg:x="12.8cm" svg:y="4.508cm">
          <draw:text-box>
            <text:p><text:span text:style-name="T5">∠</text:span><text:span text:style-name="T5">F(0)=∠</text:span><text:span text:style-name="T7">C</text:span><text:span text:style-name="T8">[0]</text:span></text:p>
          </draw:text-box>
        </draw:frame>
        <draw:frame draw:style-name="gr7" draw:text-style-name="P4" draw:layer="layout" svg:width="5.8cm" svg:height="1.592cm" svg:x="13.7cm" svg:y="7.608cm">
          <draw:text-box>
            <text:p><text:span text:style-name="T5">∠</text:span><text:span text:style-name="T5">F(w</text:span><text:span text:style-name="T6">1</text:span><text:span text:style-name="T5">)=∠</text:span><text:span text:style-name="T7">C</text:span><text:span text:style-name="T8">[1]</text:span></text:p>
          </draw:text-box>
        </draw:frame>
        <draw:frame draw:style-name="gr7" draw:text-style-name="P4" draw:layer="layout" svg:width="6.5cm" svg:height="1.592cm" svg:x="17.9cm" svg:y="16.5cm">
          <draw:text-box>
            <text:p><text:span text:style-name="T5">∠</text:span><text:span text:style-name="T5">F(2w</text:span><text:span text:style-name="T6">1</text:span><text:span text:style-name="T5">)=∠</text:span><text:span text:style-name="T7">C</text:span><text:span text:style-name="T8">[2]</text:span></text:p>
          </draw:text-box>
        </draw:frame>
        <draw:frame draw:style-name="gr9" draw:text-style-name="P4" draw:layer="layout" svg:width="6.3cm" svg:height="2.192cm" svg:x="21.4cm" svg:y="6.708cm">
          <draw:text-box>
            <text:p><text:span text:style-name="T5">∠</text:span><text:span text:style-name="T5">F(3w</text:span><text:span text:style-name="T6">1</text:span><text:span text:style-name="T5">)=∠</text:span><text:span text:style-name="T7">C</text:span><text:span text:style-name="T8">[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05T14:51:51</meta:creation-date>
    <dc:date>2016-07-22T18:24:15</dc:date>
    <meta:editing-duration>PT13M55S</meta:editing-duration>
    <meta:editing-cycles>20</meta:editing-cycles>
    <meta:generator>LibreOffice/3.5$Linux_x86 LibreOffice_project/350m1$Build-2</meta:generator>
    <dc:creator>tokai </dc:creator>
    <meta:document-statistic meta:object-count="31"/>
  </office:meta>
</office:document-meta>
</file>